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55.73pt"/>
    </style:style>
    <style:style style:name="gr3" style:family="graphic">
      <style:graphic-properties draw:stroke="none" svg:stroke-color="#000000" draw:fill="none" draw:fill-color="#ffffff" fo:min-height="39.88pt"/>
    </style:style>
    <style:style style:name="gr4" style:family="graphic">
      <style:graphic-properties draw:stroke="none" svg:stroke-color="#000000" draw:fill="none" draw:fill-color="#ffffff" fo:min-height="43.65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4.17pt" svg:height="255.2pt" svg:x="6.24pt" svg:y="124.95pt">
            <loext:p draw:notify-on-update-of-ranges="Sheet1.A2:Sheet1.A9 Sheet1.B2:Sheet1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467.43pt" svg:height="55.73pt" svg:x="0pt" svg:y="386.16pt">
            <draw:text-box>
              <text:p>The #pragma omp parallel for directive does not divide up a loops iterations the same way as a “chunk-size 1” approach because when processing with the #pragma omp parallel for, you are able to see each thread processing individually whereas with the “chunk-size 1” approach, it looks like one thread is processing it at a very fast rate.</text:p>
            </draw:text-box>
          </draw:frame>
          <draw:frame draw:z-index="2" draw:style-name="gr3" draw:text-style-name="P2" svg:width="465.87pt" svg:height="39.88pt" svg:x="1.56pt" svg:y="452.44pt">
            <draw:text-box>
              <text:p>The #pragma omp parallel for directive uses an “equal-sized chunks” approach to divide up it’s loop iterations. You can tell because each thread starts out and ends at a specific row, each one of equal size.</text:p>
            </draw:text-box>
          </draw:frame>
          <draw:frame draw:z-index="3" draw:style-name="gr4" draw:text-style-name="P2" svg:width="465.87pt" svg:height="43.65pt" svg:x="0pt" svg:y="502.89pt">
            <draw:text-box>
              <text:p>It seems that the relationship between the number of threads used and the time it takes to process an image is inverse exponential based on the shape of the curve; as the number of threads increases, the time it takes decreases with a decreasing rate.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umThreads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.3544" calcext:value-type="float">
            <text:p>13.35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6.68977" calcext:value-type="float">
            <text:p>6.6897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35537" calcext:value-type="float">
            <text:p>3.3553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69325" calcext:value-type="float">
            <text:p>1.693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35737" calcext:value-type="float">
            <text:p>1.3573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.14095" calcext:value-type="float">
            <text:p>1.1409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988266" calcext:value-type="float">
            <text:p>0.98826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873976" calcext:value-type="float">
            <text:p>0.8739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1:12:07.654724704</meta:creation-date>
    <meta:generator>LibreOffice/5.1.6.2$Linux_X86_64 LibreOffice_project/10m0$Build-2</meta:generator>
    <dc:date>2019-04-30T12:02:01.372056740</dc:date>
    <meta:editing-duration>PT22M50S</meta:editing-duration>
    <meta:editing-cycles>7</meta:editing-cycles>
    <meta:document-statistic meta:table-count="1" meta:cell-count="1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dd4814" draw:fill-color="#dd481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3cm" svg:height="9.004cm" xlink:href=".." xlink:type="simple" chart:class="chart:line" chart:style-name="ch1">
        <chart:title svg:x="4.753cm" svg:y="0.316cm" chart:style-name="ch2">
          <text:p>CS 112 Lab 10: Image Inversion</text:p>
        </chart:title>
        <chart:subtitle svg:x="6.499cm" svg:y="1.275cm" chart:style-name="ch3">
          <text:p>Time vs Threads</text:p>
        </chart:subtitle>
        <chart:plot-area chart:style-name="ch4" table:cell-range-address="Sheet1.A2:Sheet1.B9" chart:data-source-has-labels="column" svg:x="1.331cm" svg:y="2.138cm" svg:width="14.372cm" svg:height="5.705cm">
          <chartooo:coordinate-region svg:x="1.767cm" svg:y="2.337cm" svg:width="13.564cm" svg:height="4.859cm"/>
          <chart:axis chart:dimension="x" chart:name="primary-x" chart:style-name="ch5" chartooo:axis-type="auto">
            <chartooo:date-scale/>
            <chart:title svg:x="7.084cm" svg:y="8.023cm" chart:style-name="ch6">
              <text:p>Number of Threads</text:p>
            </chart:title>
            <chart:categories table:cell-range-address="Sheet1.A2:Sheet1.A9"/>
          </chart:axis>
          <chart:axis chart:dimension="y" chart:name="primary-y" chart:style-name="ch7">
            <chart:title svg:x="0.451cm" svg:y="5.867cm" chart:style-name="ch8">
              <text:p>Time (secs)</text:p>
            </chart:title>
            <chart:grid chart:style-name="ch9" chart:class="major"/>
          </chart:axis>
          <chart:series chart:style-name="ch10" chart:values-cell-range-address="Sheet1.B2:Sheet1.B9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13.3544">
                <text:p>13.3544</text:p>
                <draw:g>
                  <svg:desc>Sheet1.B2:Sheet1.B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68977">
                <text:p>6.689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5537">
                <text:p>3.355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9325">
                <text:p>1.693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5737">
                <text:p>1.357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14095">
                <text:p>1.140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88266">
                <text:p>0.9882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73976">
                <text:p>0.873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